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vertical-align="middle"/>
    </style:style>
    <style:style style:name="gr3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xml:id="id1" draw:id="id1" draw:layer="layout" svg:width="4.2cm" svg:height="4.6cm" svg:x="11.2cm" svg:y="14.2cm">
          <text:p text:style-name="P1">Local</text:p>
          <text:p text:style-name="P1">Directory</text:p>
          <text:p text:style-name="P1">for</text:p>
          <text:p text:style-name="P1">Repositories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4.2cm" svg:height="4.6cm" svg:x="22.4cm" svg:y="2.4cm">
          <text:p text:style-name="P1">Repositories</text:p>
          <text:p text:style-name="P1">on</text:p>
          <text:p text:style-name="P1">GitHu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rect draw:style-name="gr2" draw:text-style-name="P1" draw:layer="layout" svg:width="5.2cm" svg:height="5.8cm" svg:x="4.4cm" svg:y="9cm">
            <text:p/>
          </draw:rect>
          <draw:custom-shape draw:style-name="gr1" draw:text-style-name="P1" draw:layer="layout" svg:width="4.707cm" svg:height="1.307cm" svg:x="4.693cm" svg:y="12.8cm">
            <text:p text:style-name="P1">R(C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.707cm" svg:height="1.307cm" svg:x="4.693cm" svg:y="11.293cm">
            <text:p text:style-name="P1">R Studio(G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707cm" svg:height="1.722cm" svg:x="4.573cm" svg:y="9.371cm">
            <text:p text:style-name="P1">R Environment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2" draw:text-style-name="P1" draw:layer="layout" svg:width="5.2cm" svg:height="5.8cm" svg:x="18.8cm" svg:y="9cm">
            <text:p/>
          </draw:rect>
          <draw:custom-shape draw:style-name="gr1" draw:text-style-name="P1" draw:layer="layout" svg:width="4.707cm" svg:height="1.307cm" svg:x="19.093cm" svg:y="11.293cm">
            <text:p text:style-name="P1">GitHub(GUI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.707cm" svg:height="1.307cm" svg:x="19.093cm" svg:y="12.8cm">
            <text:p text:style-name="P1">GitHub(Web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4.707cm" svg:height="1.693cm" svg:x="19cm" svg:y="9.4cm">
            <text:p text:style-name="P1">R Scripts</text:p>
            <text:p text:style-name="P1">Management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16.4cm" svg:height="1.195cm" svg:x="5cm" svg:y="1cm">
          <draw:text-box>
            <text:p text:style-name="P2">Environment for learning R language</text:p>
          </draw:text-box>
        </draw:frame>
        <draw:custom-shape draw:style-name="gr5" draw:text-style-name="P1" xml:id="id3" draw:id="id3" draw:layer="layout" svg:width="4.2cm" svg:height="3.2cm" svg:x="1.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cm" svg:height="2.4cm" svg:x="1.6cm" svg:y="3cm">
          <text:p text:style-name="P3"><text:span text:style-name="T1">Execution</text:span></text:p>
          <text:p text:style-name="P3"><text:span text:style-name="T1">Resul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0.8cm" svg:x="2cm" svg:y="5.8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1" draw:layer="layout" draw:type="curve" svg:x1="15.4cm" svg:y1="16.5cm" svg:x2="22.4cm" svg:y2="4.7cm" draw:start-shape="id1" draw:end-shape="id2" draw:end-glue-point="6" svg:d="m15400 16500c5251 0 1752-11800 7000-11800">
          <text:p/>
        </draw:connector>
        <draw:connector draw:style-name="gr8" draw:text-style-name="P1" draw:layer="layout" draw:type="curve" svg:x1="11.2cm" svg:y1="16.5cm" svg:x2="5.4cm" svg:y2="4.2cm" draw:start-shape="id1" draw:start-glue-point="6" draw:end-shape="id3" svg:d="m11200 16500c-4348 0-1449-12300-5800-12300">
          <text:p/>
        </draw:connector>
        <draw:connector draw:style-name="gr8" draw:text-style-name="P1" draw:layer="layout" draw:type="curve" svg:x1="24.5cm" svg:y1="7cm" svg:x2="13.3cm" svg:y2="18.8cm" draw:start-shape="id2" draw:start-glue-point="7" draw:end-shape="id1" draw:end-glue-point="7" svg:d="m24500 7000c0 18453-11200 12553-11200 1180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eb613d" draw:end-color="#b84700" draw:start-intensity="100%" draw:end-intensity="100%" draw:angle="0" draw:border="0%"/>
    <draw:gradient draw:name="Gradient_20_10" draw:display-name="Gradient 10" draw:style="linear" draw:start-color="#99ccff" draw:end-color="#0099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se masayuki</meta:initial-creator>
    <meta:creation-date>2014-01-15T18:03:10</meta:creation-date>
    <meta:editing-duration>PT9M3S</meta:editing-duration>
    <meta:editing-cycles>2</meta:editing-cycles>
    <dc:date>2014-01-15T18:27:53</dc:date>
    <dc:creator>ise masayuki</dc:creator>
    <meta:document-statistic meta:object-count="42"/>
    <meta:generator>OpenOffice/4.0.1$Unix OpenOffice.org_project/401m5$Build-9714</meta:generator>
  </office:meta>
</office:document-meta>
</file>